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1A9113D8C8B9CC207E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 style:shadow="none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="none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 style:master-page-name="">
      <loext:graphic-properties draw:fill="none"/>
      <style:paragraph-properties fo:margin-left="0.9cm" fo:margin-right="0cm" fo:margin-top="0.499cm" fo:margin-bottom="0cm" loext:contextual-spacing="false" fo:line-height="150%" fo:text-indent="0cm" style:auto-text-indent="false" style:page-number="auto" fo:background-color="transparent"/>
    </style:style>
    <style:style style:name="P3" style:family="paragraph" style:parent-style-name="Standard" style:master-page-name="">
      <loext:graphic-properties draw:fill="none"/>
      <style:paragraph-properties fo:margin-left="0.9cm" fo:margin-right="0cm" fo:line-height="150%" fo:text-align="end" style:justify-single-word="false" fo:text-indent="0cm" style:auto-text-indent="false" style:page-number="auto" fo:background-color="transparent"/>
    </style:style>
    <style:style style:name="P4" style:family="paragraph" style:parent-style-name="Standard" style:master-page-name="">
      <loext:graphic-properties draw:fill="none"/>
      <style:paragraph-properties fo:margin-left="0.9cm" fo:margin-right="0cm" fo:line-height="150%" fo:text-align="start" style:justify-single-word="false" fo:text-indent="0cm" style:auto-text-indent="false" style:page-number="auto" fo:background-color="transparen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6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a448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1.386cm" fo:min-width="9.497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11.113cm" svg:y="4.817cm" svg:width="7.488cm" draw:z-index="2">
        <draw:text-box fo:min-height="3.494cm">
          <text:p text:style-name="P1"><text:database-display text:table-name="lisa_adresowa_kl1ag2" text:table-type="table" text:column-name="Tytuł" text:database-name="lisa_adresowa_kl1ag2">Pan</text:database-display><text:hidden-paragraph text:condition="ooow:![lisa_adresowa_kl1ag2.lisa_adresowa_kl1ag2.Tytuł]"/></text:p>
          <text:p text:style-name="P1"><text:database-display text:table-name="lisa_adresowa_kl1ag2" text:table-type="table" text:column-name="Imię" text:database-name="lisa_adresowa_kl1ag2">Piotr</text:database-display><text:span text:style-name="T1"><text:s/></text:span><text:span text:style-name="T1"><text:database-display text:table-name="lisa_adresowa_kl1ag2" text:table-type="table" text:column-name="Nazwisko" text:database-name="lisa_adresowa_kl1ag2">Wieczorek</text:database-display></text:span><text:span text:style-name="T1"><text:hidden-paragraph text:condition="ooow:![lisa_adresowa_kl1ag2.lisa_adresowa_kl1ag2.Imię] AND ![lisa_adresowa_kl1ag2.lisa_adresowa_kl1ag2.Nazwisko]"/></text:span></text:p>
          <text:p text:style-name="P1"><text:database-display text:table-name="lisa_adresowa_kl1ag2" text:table-type="table" text:column-name="Linia adresu 1" text:database-name="lisa_adresowa_kl1ag2">ul. T.Kościuszki 4/5</text:database-display><text:hidden-paragraph text:condition="ooow:![lisa_adresowa_kl1ag2.lisa_adresowa_kl1ag2.Linia adresu 1]"/></text:p>
          <text:p text:style-name="P1"><text:database-display text:table-name="lisa_adresowa_kl1ag2" text:table-type="table" text:column-name="Kod pocztowy" text:database-name="lisa_adresowa_kl1ag2">27-600</text:database-display><text:span text:style-name="T1"><text:s/></text:span><text:span text:style-name="T1"><text:database-display text:table-name="lisa_adresowa_kl1ag2" text:table-type="table" text:column-name="Miejscowość" text:database-name="lisa_adresowa_kl1ag2">Sandomeirz</text:database-display></text:span><text:span text:style-name="T1"><text:hidden-paragraph text:condition="ooow:![lisa_adresowa_kl1ag2.lisa_adresowa_kl1ag2.Kod pocztowy] AND ![lisa_adresowa_kl1ag2.lisa_adresowa_kl1ag2.Miejscowość]"/></text:span></text:p>
        </draw:text-box>
      </draw:frame>
      <text:p text:style-name="Standard"><draw:custom-shape text:anchor-type="paragraph" draw:z-index="0" draw:style-name="gr1" draw:text-style-name="P6" svg:width="9.997cm" svg:height="1.648cm" svg:x="3.764cm" svg:y="-0.199cm"><text:p text:style-name="P5"><text:span text:style-name="T2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Table_20_Contents"><draw:frame draw:style-name="fr2" draw:name="Obraz1" text:anchor-type="paragraph" svg:width="8.306cm" svg:height="5.516cm" draw:z-index="1"><draw:image xlink:href="Pictures/1000000000000280000001A9113D8C8B9CC207E9.jpg" xlink:type="simple" xlink:show="embed" xlink:actuate="onLoad" loext:mime-type="image/jpeg"/></draw:frame></text:p>
          </table:table-cell>
          <table:table-cell table:style-name="Tabela1.A1" office:value-type="string">
            <text:p text:style-name="Table_20_Contents"/>
          </table:table-cell>
        </table:table-row>
      </table:table>
      <text:p text:style-name="Standard"/>
      <text:p text:style-name="P4">Niniejszym mamy przyjemność zaprosić <text:database-display text:table-name="lisa_adresowa_kl1ag2" text:table-type="table" text:column-name="Płeć" text:database-name="lisa_adresowa_kl1ag2">Pana</text:database-display><text:s/>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2">Prosimy o potwierdzenie przybycia.</text:p>
      <text:p text:style-name="P3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09:58:05.633295772</meta:creation-date>
    <dc:date>2017-11-06T10:21:04.046427342</dc:date>
    <meta:editing-duration>PT12M37S</meta:editing-duration>
    <meta:editing-cycles>3</meta:editing-cycles>
    <meta:generator>LibreOffice/5.4.1.2.0$Linux_X86_64 LibreOffice_project/40m0$Build-2</meta:generator>
    <meta:document-statistic meta:table-count="1" meta:image-count="1" meta:object-count="0" meta:page-count="1" meta:paragraph-count="7" meta:word-count="50" meta:character-count="402" meta:non-whitespace-character-count="359"/>
  </office:meta>
</office:document-meta>
</file>